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8762" officeooo:paragraph-rsid="000e8762"/>
    </style:style>
    <style:style style:name="P2" style:family="paragraph" style:parent-style-name="Standard">
      <style:text-properties officeooo:rsid="000f93b1" officeooo:paragraph-rsid="000f93b1"/>
    </style:style>
    <style:style style:name="P3" style:family="paragraph" style:parent-style-name="Standard">
      <style:text-properties style:text-underline-style="none" officeooo:rsid="000f93b1" officeooo:paragraph-rsid="000f93b1"/>
    </style:style>
    <style:style style:name="P4" style:family="paragraph" style:parent-style-name="Standard">
      <style:text-properties style:text-underline-style="none" officeooo:rsid="001129ae" officeooo:paragraph-rsid="001129ae"/>
    </style:style>
    <style:style style:name="P5" style:family="paragraph" style:parent-style-name="Standard">
      <style:text-properties style:text-underline-style="none" officeooo:rsid="0011feb7" officeooo:paragraph-rsid="0011feb7"/>
    </style:style>
    <style:style style:name="P6" style:family="paragraph" style:parent-style-name="Standard">
      <style:paragraph-properties fo:margin-left="0in" fo:margin-right="0in" fo:text-indent="0in" style:auto-text-indent="false"/>
      <style:text-properties officeooo:rsid="000e8762" officeooo:paragraph-rsid="000e8762"/>
    </style:style>
    <style:style style:name="P7" style:family="paragraph" style:parent-style-name="Standard">
      <style:paragraph-properties fo:margin-left="0in" fo:margin-right="0in" fo:text-indent="0in" style:auto-text-indent="false"/>
      <style:text-properties officeooo:rsid="000f93b1" officeooo:paragraph-rsid="000f93b1"/>
    </style:style>
    <style:style style:name="P8" style:family="paragraph" style:parent-style-name="Standard">
      <style:paragraph-properties fo:margin-left="0in" fo:margin-right="0in" fo:text-indent="0in" style:auto-text-indent="false"/>
      <style:text-properties style:text-underline-style="solid" style:text-underline-width="auto" style:text-underline-color="font-color" officeooo:rsid="000f93b1" officeooo:paragraph-rsid="000f93b1"/>
    </style:style>
    <style:style style:name="P9" style:family="paragraph" style:parent-style-name="Standard">
      <style:paragraph-properties fo:margin-left="0in" fo:margin-right="0in" fo:text-indent="0in" style:auto-text-indent="false"/>
      <style:text-properties style:text-underline-style="none" officeooo:rsid="000f93b1" officeooo:paragraph-rsid="000f93b1"/>
    </style:style>
    <style:style style:name="P10" style:family="paragraph" style:parent-style-name="Standard">
      <style:paragraph-properties fo:margin-left="0in" fo:margin-right="0in" fo:text-indent="0in" style:auto-text-indent="false"/>
      <style:text-properties officeooo:rsid="001129ae" officeooo:paragraph-rsid="0012a886"/>
    </style:style>
    <style:style style:name="P11" style:family="paragraph" style:parent-style-name="Standard">
      <style:paragraph-properties fo:margin-left="0in" fo:margin-right="0in" fo:text-indent="0in" style:auto-text-indent="false"/>
      <style:text-properties officeooo:rsid="0012a886" officeooo:paragraph-rsid="0012a886"/>
    </style:style>
    <style:style style:name="P12" style:family="paragraph" style:parent-style-name="Standard">
      <style:paragraph-properties fo:margin-left="0in" fo:margin-right="0in" fo:text-indent="0in" style:auto-text-indent="false"/>
      <style:text-properties officeooo:rsid="00191759" officeooo:paragraph-rsid="00191759"/>
    </style:style>
    <style:style style:name="P13" style:family="paragraph" style:parent-style-name="Standard">
      <style:paragraph-properties fo:margin-left="0in" fo:margin-right="0in" fo:text-indent="0in" style:auto-text-indent="false"/>
      <style:text-properties officeooo:rsid="001ae71f" officeooo:paragraph-rsid="001ae71f"/>
    </style:style>
    <style:style style:name="P14" style:family="paragraph" style:parent-style-name="Standard">
      <style:paragraph-properties fo:margin-left="0in" fo:margin-right="0in" fo:text-indent="0in" style:auto-text-indent="false"/>
      <style:text-properties officeooo:rsid="0012a886" officeooo:paragraph-rsid="0012a886"/>
    </style:style>
    <style:style style:name="P15" style:family="paragraph" style:parent-style-name="Standard">
      <style:paragraph-properties fo:margin-left="0in" fo:margin-right="0in" fo:text-indent="0in" style:auto-text-indent="false"/>
      <style:text-properties officeooo:rsid="00191759" officeooo:paragraph-rsid="00191759"/>
    </style:style>
    <style:style style:name="P16" style:family="paragraph" style:parent-style-name="Standard">
      <style:paragraph-properties fo:margin-left="0in" fo:margin-right="0in" fo:text-indent="0in" style:auto-text-indent="false"/>
      <style:text-properties officeooo:rsid="001e4f6d" officeooo:paragraph-rsid="001e4f6d"/>
    </style:style>
    <style:style style:name="P17" style:family="paragraph" style:parent-style-name="Standard" style:list-style-name="L1">
      <style:text-properties style:text-underline-style="none" officeooo:rsid="000f93b1" officeooo:paragraph-rsid="000f93b1"/>
    </style:style>
    <style:style style:name="P18" style:family="paragraph" style:parent-style-name="Standard" style:list-style-name="L2">
      <style:text-properties style:text-underline-style="none" officeooo:rsid="000f93b1" officeooo:paragraph-rsid="000f93b1"/>
    </style:style>
    <style:style style:name="P19" style:family="paragraph" style:parent-style-name="Standard" style:list-style-name="L1">
      <style:text-properties style:text-underline-style="none" officeooo:rsid="00169830" officeooo:paragraph-rsid="00169830"/>
    </style:style>
    <style:style style:name="P20" style:family="paragraph" style:parent-style-name="Standard" style:list-style-name="L3">
      <style:text-properties style:text-underline-style="none" officeooo:rsid="001129ae" officeooo:paragraph-rsid="001129ae"/>
    </style:style>
    <style:style style:name="P21" style:family="paragraph" style:parent-style-name="Standard" style:list-style-name="L3">
      <style:text-properties style:text-underline-style="none" officeooo:rsid="0011feb7" officeooo:paragraph-rsid="0011feb7"/>
    </style:style>
    <style:style style:name="P22" style:family="paragraph" style:parent-style-name="Standard">
      <style:text-properties officeooo:rsid="001e4f6d" officeooo:paragraph-rsid="001e4f6d"/>
    </style:style>
    <style:style style:name="P23" style:family="paragraph" style:parent-style-name="Standard">
      <style:paragraph-properties fo:margin-left="0.4925in" fo:margin-right="0in" fo:text-indent="0in" style:auto-text-indent="false"/>
      <style:text-properties officeooo:rsid="000e8762" officeooo:paragraph-rsid="000e8762"/>
    </style:style>
    <style:style style:name="P24" style:family="paragraph" style:parent-style-name="Standard">
      <style:paragraph-properties fo:margin-left="0.4925in" fo:margin-right="0in" fo:text-indent="0in" style:auto-text-indent="false"/>
      <style:text-properties officeooo:rsid="000e8762" officeooo:paragraph-rsid="001805f6"/>
    </style:style>
    <style:style style:name="P25" style:family="paragraph" style:parent-style-name="Standard">
      <style:paragraph-properties fo:margin-left="0.4925in" fo:margin-right="0in" fo:text-indent="0in" style:auto-text-indent="false"/>
      <style:text-properties officeooo:rsid="000e8762" officeooo:paragraph-rsid="000f93b1"/>
    </style:style>
    <style:style style:name="P26" style:family="paragraph" style:parent-style-name="Standard">
      <style:paragraph-properties fo:margin-left="0.4925in" fo:margin-right="0in" fo:text-indent="0in" style:auto-text-indent="false"/>
      <style:text-properties officeooo:rsid="0012a886" officeooo:paragraph-rsid="0012a886"/>
    </style:style>
    <style:style style:name="T1" style:family="text">
      <style:text-properties officeooo:rsid="000f93b1"/>
    </style:style>
    <style:style style:name="T2" style:family="text">
      <style:text-properties officeooo:rsid="001129ae"/>
    </style:style>
    <style:style style:name="T3" style:family="text">
      <style:text-properties officeooo:rsid="0011feb7"/>
    </style:style>
    <style:style style:name="T4" style:family="text">
      <style:text-properties officeooo:rsid="0012a886"/>
    </style:style>
    <style:style style:name="T5" style:family="text">
      <style:text-properties officeooo:rsid="0014453d"/>
    </style:style>
    <style:style style:name="T6" style:family="text">
      <style:text-properties officeooo:rsid="0017ce66"/>
    </style:style>
    <style:style style:name="T7" style:family="text">
      <style:text-properties officeooo:rsid="001805f6"/>
    </style:style>
    <style:style style:name="T8" style:family="text">
      <style:text-properties officeooo:rsid="00191759"/>
    </style:style>
    <style:style style:name="T9" style:family="text">
      <style:text-properties officeooo:rsid="001d83f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kay, design time for restful API searching:</text:p>
      <text:p text:style-name="P1"/>
      <text:p text:style-name="P1">First off, the simplest way to search is via GET with a query string in the URL:</text:p>
      <text:p text:style-name="P1"/>
      <text:p text:style-name="P1"><text:a xlink:type="simple" xlink:href="http://www.apihost.com/api/resources?name=res&amp;count=3" text:style-name="Internet_20_link" text:visited-style-name="Visited_20_Internet_20_Link">http://www.apihost.com/api/resources?name=res&amp;count=3</text:a></text:p>
      <text:p text:style-name="P1"/>
      <text:p text:style-name="P1">This type of searching, while rudimentary, is very useful and will be supported. However, this type of search ignores non-trivial search scenarios like inequalities, ranges, string functions, etc.</text:p>
      <text:p text:style-name="P1"/>
      <text:p text:style-name="P1">To support this type of searching, a search defined in JSON can be POSTed <text:span text:style-name="T1">to a URI specific for searching</text:span>:</text:p>
      <text:p text:style-name="P1"/>
      <text:p text:style-name="P2"><text:a xlink:type="simple" xlink:href="http://www.apihost.com/api/resources/search" text:style-name="Internet_20_link" text:visited-style-name="Visited_20_Internet_20_Link">http://www.apihost.com/api/resources/search</text:a></text:p>
      <text:p text:style-name="P2"/>
      <text:p text:style-name="P2">The JSON search object would look like this:</text:p>
      <text:p text:style-name="P1"/>
      <text:p text:style-name="P22">{</text:p>
      <text:p text:style-name="P22">"fields":["test.name","test.count"],</text:p>
      <text:p text:style-name="P22">"terms":[</text:p>
      <text:p text:style-name="P22"><text:tab/>{"linkage":"and","field":"test.name","operator":"contains","value":"res", "id":"1"},</text:p>
      <text:p text:style-name="P22"><text:tab/>{"linkage":"or","field":"test.count","operator":"gte","value":"3", "id":"2"},</text:p>
      <text:p text:style-name="P22"><text:tab/>{"linkage":"or", "terms":[</text:p>
      <text:p text:style-name="P22"><text:tab/><text:tab/>{"linkage":"and","field":"test.name","operator":"contains","value":"ros", "id":"3"},</text:p>
      <text:p text:style-name="P22"><text:tab/><text:tab/>{"linkage":"or","field":"test.count","operator":"lte","value":"3", "id":"4"}</text:p>
      <text:p text:style-name="P22"><text:tab/>]}</text:p>
      <text:p text:style-name="P22">],</text:p>
      <text:p text:style-name="P22">"orderby":[</text:p>
      <text:p text:style-name="P22"><text:tab/>{"field":"test.name","direction":"desc"},</text:p>
      <text:p text:style-name="P22"><text:tab/>{"field":"test.count","direction":"asc"}</text:p>
      <text:p text:style-name="P22">],</text:p>
      <text:p text:style-name="P22">"pagestart":"1",</text:p>
      <text:p text:style-name="P22">"pagesize":"10"</text:p>
      <text:p text:style-name="P22">}</text:p>
      <text:p text:style-name="P6"/>
      <text:p text:style-name="P11">The fields array is optional. If included, only those fields will be returned. If not included, all fields will be returned. </text:p>
      <text:p text:style-name="P10"/>
      <text:p text:style-name="P10">Javascript search objects must always include both a terms and orderby object as arrays. The arrays may both be empty. If one or more term objects are supplied, each must always have <text:span text:style-name="T8">id and linkage properties, and either a nested terms object or </text:span>field, operator, and value properties. If one or more orderby objects are supplied, they must always have field and direction properties. Field types are NOT specified in the search terms. Nevertheless, not all operators may be used with all field types – in particular, the string operators listed below will only work on strings.</text:p>
      <text:p text:style-name="P10"/>
      <text:p text:style-name="P11">Pagestart and pagesize properties are both optional. If not provided, pagestart defaults to 1. If not provided, pagesize defaults to <text:span text:style-name="T5">25</text:span>.</text:p>
      <text:p text:style-name="P11"/>
      <text:p text:style-name="P12">As an example, if the above search object were executed against a table named common_names, then the resulting query might look something like this:</text:p>
      <text:p text:style-name="P12"><text:soft-page-break/></text:p>
      <text:p text:style-name="P16">SELECT test.name, test.count</text:p>
      <text:p text:style-name="P16">FROM Test as test</text:p>
      <text:p text:style-name="P16">WHERE</text:p>
      <text:p text:style-name="P16">test.name LIKE '%:name1%' and</text:p>
      <text:p text:style-name="P16">test.count &gt;= :count2 or</text:p>
      <text:p text:style-name="P16">(test.name LIKE '%:name3%' and</text:p>
      <text:p text:style-name="P16">test.count &lt; :count4) </text:p>
      <text:p text:style-name="P16">ORDER BY test.name desc, test.count asc</text:p>
      <text:p text:style-name="P12"/>
      <text:p text:style-name="P13">With the pagestart and pagesize properties being handled in code.</text:p>
      <text:p text:style-name="P6"/>
      <text:p text:style-name="P7"><text:span text:style-name="T2">H</text:span>ere are the supported search operators:</text:p>
      <text:p text:style-name="P7"/>
      <text:p text:style-name="P8">All Types</text:p>
      <text:list xml:id="list3118479932813760906" text:style-name="L1">
        <text:list-item>
          <text:p text:style-name="P17">equals - equals</text:p>
        </text:list-item>
        <text:list-item>
          <text:p text:style-name="P17">gt – greater than</text:p>
        </text:list-item>
        <text:list-item>
          <text:p text:style-name="P17">lt – less than</text:p>
        </text:list-item>
        <text:list-item>
          <text:p text:style-name="P17">gte – greater than or equals</text:p>
        </text:list-item>
        <text:list-item>
          <text:p text:style-name="P17">lte – less than or equals</text:p>
        </text:list-item>
        <text:list-item>
          <text:p text:style-name="P19">empty – no value or null</text:p>
        </text:list-item>
        <text:list-item>
          <text:p text:style-name="P19">notempty – values of greater than zero length</text:p>
        </text:list-item>
      </text:list>
      <text:p text:style-name="P9"/>
      <text:p text:style-name="P8">Strings</text:p>
      <text:list xml:id="list62273405909468253" text:style-name="L2">
        <text:list-item>
          <text:p text:style-name="P18">startswith – starts with</text:p>
        </text:list-item>
        <text:list-item>
          <text:p text:style-name="P18">endswith – ends with</text:p>
        </text:list-item>
        <text:list-item>
          <text:p text:style-name="P18">contains – contains</text:p>
        </text:list-item>
        <text:list-item>
          <text:p text:style-name="P18">soundex – apply soundex matching</text:p>
        </text:list-item>
      </text:list>
      <text:p text:style-name="P3"/>
      <text:p text:style-name="P4">Valid formats for date/time values are <text:span text:style-name="T3">limited to the following</text:span>:</text:p>
      <text:p text:style-name="P4"/>
      <text:list xml:id="list2042320004722492222" text:style-name="L3">
        <text:list-item>
          <text:p text:style-name="P20">YYYY-MM-DD</text:p>
        </text:list-item>
        <text:list-item>
          <text:p text:style-name="P20">YYYY-MM-DD 00:00</text:p>
        </text:list-item>
        <text:list-item>
          <text:p text:style-name="P21">YYYY-MM-DD 00:00:00.000</text:p>
        </text:list-item>
      </text:list>
      <text:p text:style-name="P5"/>
      <text:p text:style-name="P5">Note that, while inequality operators (lt, gt, lte, gte) will work for any type, the results they produce will be specific to that type: strings will be selected based on alpha ordering, numbers on numeric ordering, and date/times on time order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2T15:03:27.497813241</meta:creation-date>
    <dc:date>2016-10-30T11:03:33.366672058</dc:date>
    <meta:editing-duration>P1DT15H12M38S</meta:editing-duration>
    <meta:editing-cycles>7</meta:editing-cycles>
    <meta:generator>LibreOffice/5.1.4.2$Linux_X86_64 LibreOffice_project/10m0$Build-2</meta:generator>
    <meta:document-statistic meta:table-count="0" meta:image-count="0" meta:object-count="0" meta:page-count="2" meta:paragraph-count="56" meta:word-count="427" meta:character-count="3038" meta:non-whitespace-character-count="2658"/>
  </office:meta>
</office:document-meta>
</file>